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5-10-09 13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5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5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5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5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5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5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5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5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5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5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5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5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5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5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5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5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5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5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5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5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5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5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5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5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5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5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5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5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5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5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5-09-02 20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5-06-17 17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5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5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5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5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5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5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5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5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5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5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5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5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5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5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5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5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5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5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5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5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5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5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5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5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5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5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5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5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5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5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5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5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5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5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5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5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5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5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5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5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5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5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5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5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5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5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5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5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5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5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5-03-24 13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5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5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5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5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5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5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5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5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5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5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5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5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5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5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5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5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5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5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5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5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5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5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5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5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5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5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5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5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5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5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5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5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5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5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5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5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5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5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5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5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5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5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5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5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5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5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5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5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5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5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5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5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5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5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5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5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5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5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5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5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5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5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5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5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5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5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5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5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5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5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5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4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4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4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4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4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4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4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4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4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4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4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4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4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4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4-12-17 15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4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4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4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4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4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4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4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4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4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4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4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4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4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4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4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4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4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4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4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4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4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4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4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4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4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4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4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4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4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4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4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4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4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4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4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4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4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4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4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4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4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4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4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4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4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4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4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4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4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4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4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4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4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4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4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4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4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4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4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4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4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4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4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4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4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4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4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4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4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4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4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4-09-23 15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4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4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4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4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4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4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4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4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4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4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4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4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4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4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4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4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4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4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4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4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4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4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4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4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4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4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4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4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4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4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4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4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4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4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4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4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4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4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4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4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4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4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4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4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4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4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4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4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4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4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4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4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4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4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4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4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4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4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4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4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4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4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4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4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4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4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4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4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4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4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4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4-06-25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4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4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4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4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4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4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4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4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4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4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4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4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4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4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4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4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4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4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4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4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4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4-05-17 14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4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4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4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4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4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4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4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4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4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4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4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4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4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4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4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4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4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4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4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4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4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4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4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4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4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4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4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4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4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4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4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4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4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4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4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4-03-27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3-11-27 14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3-10-30 13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3-09-28 14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3-08-30 13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3-08-04 16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3-07-25 13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3-06-27 13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3-05-30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3-04-27 14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3-03-30 17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2-11-30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2-10-31 14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2-09-29 13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2-08-30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2-07-28 23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2-07-26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2-06-29 14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2-05-31 18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2-04-26 15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2-03-28 16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1-11-22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1-10-26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1-09-28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1-08-2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1-07-27 18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1-07-26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1-06-29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1-05-28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1-04-26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1-03-26 14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0-11-30 16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0-10-28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0-09-28 15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0-08-31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0-07-27 16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0-06-30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20-05-26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19-11-26 16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19-10-08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19-09-26 17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19-08-29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19-07-24 19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19-06-27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19-05-20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19-03-26 21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18-11-25 19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18-10-30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18-09-28 20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18-08-28 20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18-07-29 15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18-06-26 19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18-05-28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18-04-25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18-03-13 20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17-11-24 21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17-10-26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17-09-26 15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17-08-13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17-07-25 18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17-06-30 18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17-05-26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17-04-25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17-03-21 21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16-11-25 20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16-10-30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16-09-26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16-08-26 20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16-07-28 21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16-06-28 22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16-05-31 19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16-04-26 19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16-03-21 18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15-12-28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15-11-26 20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15-10-27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15-09-2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15-08-28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15-07-31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15-06-23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15-05-26 17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15-04-28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15-03-09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14-12-22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14-11-29 17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14-10-29 14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14-09-25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14-08-30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14-07-30 12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14-06-25 15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14-05-31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14-04-28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14-03-14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13-12-26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13-11-26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13-10-31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13-09-27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13-08-31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13-07-28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13-06-26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13-05-31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13-04-28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13-03-26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12-11-28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12-10-30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12-09-30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12-08-31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12-07-25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12-06-26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12-05-31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12-04-28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12-03-12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12-02-08 16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11-1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11-1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11-10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11-09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11-08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11-07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11-06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11-05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11-04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10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10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10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10-10-20 21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10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10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10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10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10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10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10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09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09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09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09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09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09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09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09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08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08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08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08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08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08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08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08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08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07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07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07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07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07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07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07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07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07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06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06-10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06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06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06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06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06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06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05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05-10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0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0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05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0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0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0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04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04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04-10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0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0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04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0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04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0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04-03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04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04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03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03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03-10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0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03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03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0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03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0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03-03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03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03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02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02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02-10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0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02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02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0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02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0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02-03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02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02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01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01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01-10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0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01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01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01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01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01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01-03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01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01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00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00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00-10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00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00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00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00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00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00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2000-03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1999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4</text:p>
          </table:table-cell>
          <table:table-cell office:value-type="string" calcext:value-type="string">
            <text:p>QWTA nr Miltona, R Bullick (repl 21004)</text:p>
          </table:table-cell>
          <table:table-cell office:value-type="string" calcext:value-type="string">
            <text:p>1999-10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786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290" meta:object-count="0"/>
    <meta:user-defined meta:name="AppVersion">3.0</meta:user-defined>
  </office:meta>
</office:document-meta>
</file>